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OpenSymbol" svg:font-family="OpenSymbol"/>
    <style:font-face style:name="Ubuntu Mono" svg:font-family="'Ubuntu Mono'" style:font-family-generic="modern" style:font-pitch="fixed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automatic-styles>
    <style:style style:name="Tabela1" style:family="table">
      <style:table-properties style:width="6.9063in" fo:margin-left="0.0833in" fo:margin-right="0.0833in" table:align="margins" style:writing-mode="lr-tb"/>
    </style:style>
    <style:style style:name="Tabela1.A" style:family="table-column">
      <style:table-column-properties style:column-width="1.2917in" style:rel-column-width="12256*"/>
    </style:style>
    <style:style style:name="Tabela1.B" style:family="table-column">
      <style:table-column-properties style:column-width="5.6146in" style:rel-column-width="53279*"/>
    </style:style>
    <style:style style:name="Tabela1.1" style:family="table-row">
      <style:table-row-properties style:min-row-height="0.5729in"/>
    </style:style>
    <style:style style:name="Tabela1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ela1.2" style:family="table-row">
      <style:table-row-properties style:min-row-height="0.6799in"/>
    </style:style>
    <style:style style:name="Tabela1.3" style:family="table-row">
      <style:table-row-properties style:min-row-height="1.5729in"/>
    </style:style>
    <style:style style:name="Tabela1.4" style:family="table-row">
      <style:table-row-properties style:min-row-height="0.5521in"/>
    </style:style>
    <style:style style:name="P1" style:family="paragraph" style:parent-style-name="Endereço_20_1">
      <style:paragraph-properties fo:text-align="start" style:justify-single-word="false"/>
      <style:text-properties style:font-name="Ubuntu Mono" fo:font-size="12pt" fo:font-weight="bold" style:font-size-asian="12pt" style:font-weight-asian="bold" style:font-size-complex="12pt"/>
    </style:style>
    <style:style style:name="P2" style:family="paragraph" style:parent-style-name="Endereço_20_2">
      <style:paragraph-properties fo:margin-left="0in" fo:margin-right="0in" fo:text-indent="0in" style:auto-text-indent="false"/>
      <style:text-properties style:font-name="Ubuntu Mono" fo:font-size="12pt" fo:font-weight="bold" style:font-size-asian="12pt" style:font-weight-asian="bold" style:font-size-complex="12pt"/>
    </style:style>
    <style:style style:name="P3" style:family="paragraph" style:parent-style-name="Endereço_20_2">
      <style:paragraph-properties fo:margin-left="0in" fo:margin-right="0in" fo:text-align="start" style:justify-single-word="false" fo:text-indent="0in" style:auto-text-indent="false"/>
      <style:text-properties style:font-name="Ubuntu Mono" fo:font-size="12pt" fo:font-weight="bold" style:font-size-asian="12pt" style:font-weight-asian="bold" style:font-size-complex="12pt"/>
    </style:style>
    <style:style style:name="P4" style:family="paragraph" style:parent-style-name="Endereço_20_2">
      <style:paragraph-properties fo:margin-left="0in" fo:margin-right="0in" fo:text-align="start" style:justify-single-word="false" fo:text-indent="0in" style:auto-text-indent="false"/>
    </style:style>
    <style:style style:name="P5" style:family="paragraph" style:parent-style-name="Endereço_20_2">
      <style:paragraph-properties fo:margin-left="0.0984in" fo:margin-right="0in" fo:text-indent="0in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Endereço_20_1">
      <style:paragraph-properties fo:margin-left="0.0984in" fo:margin-right="0in" fo:text-align="start" style:justify-single-word="false" fo:text-indent="0in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Endereço_20_2">
      <style:text-properties style:font-name="Arial" fo:font-size="1pt" fo:language="en" fo:country="US" fo:font-weight="bold" style:font-size-asian="10pt" style:font-weight-asian="bold"/>
    </style:style>
    <style:style style:name="P8" style:family="paragraph" style:parent-style-name="Nome">
      <style:paragraph-properties fo:margin-left="0in" fo:margin-right="0.1307in" fo:text-align="center" style:justify-single-word="false" fo:text-indent="0in" style:auto-text-indent="false"/>
      <style:text-properties style:font-name="Arial" fo:language="en" fo:country="US"/>
    </style:style>
    <style:style style:name="P9" style:family="paragraph" style:parent-style-name="Título_20_da_20_seção">
      <style:paragraph-properties fo:line-height="100%" style:snap-to-layout-grid="false"/>
      <style:text-properties style:font-name="Arial" fo:language="en" fo:country="US"/>
    </style:style>
    <style:style style:name="P10" style:family="paragraph" style:parent-style-name="Objetivo">
      <style:paragraph-properties fo:margin-left="0.0035in" fo:margin-right="-0.0484in" fo:margin-top="0in" fo:margin-bottom="0.1535in" fo:text-align="justify" style:justify-single-word="false" fo:text-indent="0in" style:auto-text-indent="false" style:snap-to-layout-grid="false"/>
      <style:text-properties style:font-name="Arial" fo:language="en" fo:country="US"/>
    </style:style>
    <style:style style:name="P11" style:family="paragraph" style:parent-style-name="Nome_20_da_20_empresa">
      <style:paragraph-properties fo:text-align="start" style:justify-single-word="false" style:snap-to-layout-grid="false"/>
      <style:text-properties style:font-name="Arial" fo:language="en" fo:country="US"/>
    </style:style>
    <style:style style:name="P12" style:family="paragraph" style:parent-style-name="Standard">
      <style:paragraph-properties fo:text-align="justify" style:justify-single-word="false"/>
      <style:text-properties style:font-name="Arial" fo:language="en" fo:country="US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language="en" fo:country="US"/>
    </style:style>
    <style:style style:name="P14" style:family="paragraph" style:parent-style-name="Nome" style:master-page-name="Standard">
      <style:paragraph-properties fo:margin-left="0in" fo:margin-right="0.1307in" fo:text-align="center" style:justify-single-word="false" fo:text-indent="0in" style:auto-text-indent="false" style:page-number="auto"/>
      <style:text-properties style:font-name="Arial" fo:language="en" fo:country="US"/>
    </style:style>
    <style:style style:name="P15" style:family="paragraph" style:parent-style-name="Cargo" style:list-style-name="L1">
      <style:paragraph-properties fo:text-align="start" style:justify-single-word="false" style:snap-to-layout-grid="false"/>
      <style:text-properties style:font-name="Arial" fo:language="en" fo:country="US" fo:font-weight="normal" style:font-weight-asian="normal" style:font-weight-complex="normal"/>
    </style:style>
    <style:style style:name="P16" style:family="paragraph" style:parent-style-name="Realizações">
      <style:paragraph-properties fo:text-align="start" style:justify-single-word="false"/>
      <style:text-properties style:font-name="Arial" fo:language="en" fo:country="US"/>
    </style:style>
    <style:style style:name="P17" style:family="paragraph" style:parent-style-name="Realizações">
      <style:paragraph-properties fo:text-align="start" style:justify-single-word="false"/>
      <style:text-properties style:font-name="Arial" fo:language="en" fo:country="US" fo:font-weight="bold" style:font-weight-asian="bold" style:font-weight-complex="bold"/>
    </style:style>
    <style:style style:name="P18" style:family="paragraph" style:parent-style-name="Realizações">
      <style:paragraph-properties fo:text-align="start" style:justify-single-word="false"/>
      <style:text-properties style:font-name="Arial" fo:language="en" fo:country="US" fo:font-weight="normal" style:font-weight-asian="normal" style:font-weight-complex="normal"/>
    </style:style>
    <style:style style:name="P19" style:family="paragraph" style:parent-style-name="Realizações" style:list-style-name="L2">
      <style:paragraph-properties fo:margin-left="0in" fo:margin-right="0in" fo:text-align="start" style:justify-single-word="false" fo:text-indent="0in" style:auto-text-indent="false" style:snap-to-layout-grid="false"/>
      <style:text-properties style:font-name="Arial" fo:language="en" fo:country="US"/>
    </style:style>
    <style:style style:name="P20" style:family="paragraph" style:parent-style-name="Realizações">
      <style:paragraph-properties fo:margin-left="0in" fo:margin-right="0in" fo:text-indent="0in" style:auto-text-indent="false" style:snap-to-layout-grid="false"/>
      <style:text-properties style:font-name="Arial" fo:language="en" fo:country="US" fo:font-weight="bold" style:font-weight-asian="bold" style:font-weight-complex="bold"/>
    </style:style>
    <style:style style:name="P21" style:family="paragraph" style:parent-style-name="Realizações" style:list-style-name="L3">
      <style:paragraph-properties fo:margin-left="0in" fo:margin-right="0in" fo:text-indent="0in" style:auto-text-indent="false" style:snap-to-layout-grid="false"/>
      <style:text-properties style:font-name="Arial" fo:language="en" fo:country="US"/>
    </style:style>
    <style:style style:name="P22" style:family="paragraph" style:parent-style-name="Realizações">
      <style:paragraph-properties fo:margin-left="0in" fo:margin-right="-0.0484in" fo:text-indent="0in" style:auto-text-indent="false"/>
      <style:text-properties style:font-name="Arial" fo:language="en" fo:country="US"/>
    </style:style>
    <style:style style:name="P23" style:family="paragraph" style:parent-style-name="Realizações">
      <style:paragraph-properties fo:margin-left="0in" fo:margin-right="-0.0484in" fo:text-indent="0in" style:auto-text-indent="false"/>
      <style:text-properties style:font-name="Arial" fo:language="en" fo:country="US" fo:font-weight="bold" style:font-weight-asian="bold" style:font-weight-complex="bold"/>
    </style:style>
    <style:style style:name="P24" style:family="paragraph" style:parent-style-name="Realizações">
      <style:paragraph-properties fo:margin-left="0in" fo:margin-right="-0.0484in" fo:text-align="start" style:justify-single-word="false" fo:text-indent="0in" style:auto-text-indent="false"/>
      <style:text-properties style:font-name="Arial" fo:language="en" fo:country="US" fo:font-weight="bold" style:font-weight-asian="bold" style:font-weight-complex="bold"/>
    </style:style>
    <style:style style:name="P25" style:family="paragraph" style:parent-style-name="Realizações" style:list-style-name="L3">
      <style:paragraph-properties fo:margin-left="0in" fo:margin-right="-0.0484in" fo:text-indent="0in" style:auto-text-indent="false"/>
      <style:text-properties style:font-name="Arial" fo:language="en" fo:country="US"/>
    </style:style>
    <style:style style:name="P26" style:family="paragraph" style:parent-style-name="Realizações">
      <style:paragraph-properties fo:margin-top="0in" fo:margin-bottom="0in" style:line-height-at-least="0.1528in" fo:text-align="start" style:justify-single-word="false" fo:orphans="2" fo:widows="2" style:writing-mode="lr-tb"/>
      <style:text-properties style:use-window-font-color="true" style:font-name="Arial" fo:font-size="10pt" fo:language="en" fo:country="US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27" style:family="paragraph" style:parent-style-name="Realizações">
      <style:paragraph-properties fo:margin-top="0in" fo:margin-bottom="0in" style:line-height-at-least="0.1528in" fo:text-align="justify" style:justify-single-word="false" fo:orphans="2" fo:widows="2" style:writing-mode="lr-tb"/>
      <style:text-properties style:use-window-font-color="true" style:font-name="Arial" fo:font-size="10pt" fo:language="en" fo:country="US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28" style:family="paragraph" style:parent-style-name="Realizações">
      <style:paragraph-properties fo:margin-top="0in" fo:margin-bottom="0in" style:line-height-at-least="0.1528in" fo:text-align="start" style:justify-single-word="false" fo:orphans="2" fo:widows="2" style:writing-mode="lr-tb"/>
      <style:text-properties style:use-window-font-color="true" style:font-name="Arial" fo:font-size="10pt" fo:language="en" fo:country="US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P29" style:family="paragraph" style:parent-style-name="Realizações" style:list-style-name="">
      <style:paragraph-properties fo:margin-top="0in" fo:margin-bottom="0in" style:line-height-at-least="0.1528in" fo:text-align="start" style:justify-single-word="false" fo:orphans="2" fo:widows="2" style:writing-mode="lr-tb"/>
      <style:text-properties style:use-window-font-color="true" style:font-name="Arial" fo:font-size="10pt" fo:language="en" fo:country="US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P30" style:family="paragraph" style:parent-style-name="Realizações">
      <style:paragraph-properties fo:margin-top="0in" fo:margin-bottom="0in" style:line-height-at-least="0.1528in" fo:text-align="start" style:justify-single-word="false" fo:orphans="2" fo:widows="2" style:writing-mode="lr-tb"/>
      <style:text-properties style:use-window-font-color="true" style:font-name="Arial" fo:font-size="10pt" fo:language="en" fo:country="US" style:font-name-asian="Times New Roman" style:font-size-asian="10pt" style:font-name-complex="Times New Roman" style:font-size-complex="10pt"/>
    </style:style>
    <style:style style:name="P31" style:family="paragraph" style:parent-style-name="Realizações">
      <style:paragraph-properties fo:margin-top="0in" fo:margin-bottom="0in" style:line-height-at-least="0.1528in" fo:text-align="justify" style:justify-single-word="false" fo:orphans="2" fo:widows="2" style:writing-mode="lr-tb"/>
      <style:text-properties style:use-window-font-color="true" style:font-name="Arial" fo:font-size="10pt" fo:language="en" fo:country="US" style:font-name-asian="Times New Roman" style:font-size-asian="10pt" style:font-name-complex="Times New Roman" style:font-size-complex="10pt"/>
    </style:style>
    <style:style style:name="P32" style:family="paragraph" style:parent-style-name="Realizações">
      <style:paragraph-properties fo:margin-top="0in" fo:margin-bottom="0in" style:line-height-at-least="0.1528in" fo:text-align="start" style:justify-single-word="false" fo:orphans="2" fo:widows="2" style:writing-mode="lr-tb"/>
      <style:text-properties style:font-name="Arial" fo:language="en" fo:country="US"/>
    </style:style>
    <style:style style:name="P33" style:family="paragraph" style:parent-style-name="Realizações">
      <style:paragraph-properties fo:margin-top="0in" fo:margin-bottom="0in" style:line-height-at-least="0.1528in" fo:text-align="start" style:justify-single-word="false" fo:orphans="2" fo:widows="2" style:writing-mode="lr-tb"/>
      <style:text-properties style:font-name="Arial" fo:language="en" fo:country="US" fo:font-weight="bold" style:font-weight-asian="bold" style:font-weight-complex="bold"/>
    </style:style>
    <style:style style:name="P34" style:family="paragraph" style:parent-style-name="Realizações" style:list-style-name="L4">
      <style:paragraph-properties fo:margin-top="0in" fo:margin-bottom="0in" style:line-height-at-least="0.1528in" fo:text-align="start" style:justify-single-word="false" fo:orphans="2" fo:widows="2" style:writing-mode="lr-tb"/>
    </style:style>
    <style:style style:name="P35" style:family="paragraph" style:parent-style-name="Nome_20_da_20_empresa" style:list-style-name="L1">
      <style:paragraph-properties fo:text-align="start" style:justify-single-word="false" style:snap-to-layout-grid="false"/>
      <style:text-properties style:font-name="Arial" fo:language="en" fo:country="US"/>
    </style:style>
    <style:style style:name="P36" style:family="paragraph" style:parent-style-name="Nome_20_da_20_empresa" style:list-style-name="L1">
      <style:paragraph-properties fo:text-align="start" style:justify-single-word="false" style:snap-to-layout-grid="false"/>
      <style:text-properties style:font-name="Arial" fo:language="en" fo:country="US"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Arial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7" style:family="text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8" style:family="text"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T9" style:family="text"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use-window-font-color="true"/>
    </style:style>
    <style:style style:name="T12" style:family="text">
      <style:text-properties fo:font-size="10pt"/>
    </style:style>
    <style:style style:name="T13" style:family="text">
      <style:text-properties fo:language="en" fo:country="US"/>
    </style:style>
    <style:style style:name="T14" style:family="text">
      <style:text-properties style:font-name-asian="Times New Roman"/>
    </style:style>
    <style:style style:name="T15" style:family="text">
      <style:text-properties style:font-size-asian="10pt"/>
    </style:style>
    <style:style style:name="T16" style:family="text">
      <style:text-properties style:font-weight-asian="bold"/>
    </style:style>
    <style:style style:name="T17" style:family="text">
      <style:text-properties style:font-name-complex="Times New Roman"/>
    </style:style>
    <style:style style:name="T18" style:family="text">
      <style:text-properties style:font-size-complex="10pt"/>
    </style:style>
    <style:style style:name="T19" style:family="text">
      <style:text-properties style:font-weight-complex="bold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Quadro2" text:anchor-type="paragraph" svg:x="4.3575in" svg:y="-0.2992in" svg:width="2.728in" draw:z-index="1"><draw:text-box fo:min-height="0.8335in"><text:p text:style-name="P1"><text:span text:style-name="T5">Email:</text:span><text:span text:style-name="T6"> </text:span><text:a xlink:type="simple" xlink:href="mailto:contato@douglasandrade.com"><text:span text:style-name="T7">contato@douglasandrade.com</text:span></text:a></text:p><text:p text:style-name="P2"><text:span text:style-name="T5">GitHub:</text:span><text:span text:style-name="T6"> </text:span><text:a xlink:type="simple" xlink:href="https://github.com/douglas"><text:span text:style-name="T7">https://github.com/douglas</text:span></text:a></text:p><text:p text:style-name="P3"><text:span text:style-name="T5">Bitbucket:</text:span><text:span text:style-name="T6"> </text:span><text:a xlink:type="simple" xlink:href="https://bitbucket.org/douglas"><text:span text:style-name="T7">https://bitbucket.org/douglas</text:span></text:a></text:p><text:p text:style-name="P4"><text:span text:style-name="T8">Linkedin:</text:span><text:span text:style-name="T7"> </text:span><text:a xlink:type="simple" xlink:href="http://linkd.in/1clpPzD"><text:span text:style-name="T9">http://linkd.in/1clpPzD</text:span></text:a></text:p></draw:text-box></draw:frame><draw:frame draw:style-name="fr1" draw:name="Quadro1" text:anchor-type="paragraph" svg:x="0.0083in" svg:y="-0.2992in" svg:width="3.2402in" draw:z-index="0"><draw:text-box fo:min-height="0.5098in"><text:p text:style-name="P5">CCSW 1 LT 4 BL A Apartment 202, 70680-174</text:p><text:p text:style-name="P5">Sudoeste – Distrito Federal – Brazil</text:p><text:p text:style-name="P6">Cell Phone: +55 61 8191–0274</text:p></draw:text-box></draw:frame> <text:s text:c="5"/></text:p>
      <text:p text:style-name="P8"><text:s text:c="3"/>Douglas Soares de Andrade</text:p>
      <text:p text:style-name="P7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9">Objectives</text:p>
          </table:table-cell>
          <table:table-cell table:style-name="Tabela1.A1" office:value-type="string">
            <text:p text:style-name="P10">Improve my skills and make part of interesting and innovative projects, preferentially produced with Free and Open Source software, given the culture of respect to people and innovation.</text:p>
            <text:p text:style-name="P10">Also, I want to be part of projects that allows me to be a better professional and person to make the world a better place.</text:p>
          </table:table-cell>
        </table:table-row>
        <table:table-row table:style-name="Tabela1.2">
          <table:table-cell table:style-name="Tabela1.A1" office:value-type="string">
            <text:p text:style-name="P9">Personal Characteristics</text:p>
          </table:table-cell>
          <table:table-cell table:style-name="Tabela1.A1" office:value-type="string">
            <text:p text:style-name="P13">I'm a driven, motivated and self-taught person that like to learn a lot of things and share knowledge, always trying to learn new technologies and to improve what I do.</text:p>
            <text:p text:style-name="P13"/>
            <text:p text:style-name="P13">I like to work with teams and share knowledge, creating an environment of collaboration.</text:p>
            <text:p text:style-name="P13"/>
          </table:table-cell>
        </table:table-row>
        <table:table-row table:style-name="Tabela1.3">
          <table:table-cell table:style-name="Tabela1.A1" office:value-type="string">
            <text:p text:style-name="P9">Graduation</text:p>
          </table:table-cell>
          <table:table-cell table:style-name="Tabela1.A1" office:value-type="string">
            <text:list xml:id="list216546634" text:style-name="L1">
              <text:list-item>
                <text:p text:style-name="P35">2012/2013 – Finish in the end of the year – UniCEUB</text:p>
                <text:list>
                  <text:list-item>
                    <text:p text:style-name="P36">Information Systems Technologist</text:p>
                    <text:p text:style-name="P15"/>
                  </text:list-item>
                </text:list>
              </text:list-item>
              <text:list-item>
                <text:p text:style-name="P35">2004/2006 – Not concluded – Centro Universitário do Leste de Minas Gerais </text:p>
                <text:list>
                  <text:list-item>
                    <text:p text:style-name="P35">Bachelor in Information Systems</text:p>
                  </text:list-item>
                </text:list>
              </text:list-item>
            </text:list>
            <text:p text:style-name="P11"/>
            <text:list xml:id="list1471514589" text:continue-numbering="true" text:style-name="L1">
              <text:list-item>
                <text:p text:style-name="P35">2000/2002 – Concluded – Colégio Universitário Padre de Man</text:p>
                <text:list>
                  <text:list-item>
                    <text:p text:style-name="P35">Technical course in Informatics</text:p>
                  </text:list-item>
                </text:list>
              </text:list-item>
            </text:list>
          </table:table-cell>
        </table:table-row>
        <table:table-row table:style-name="Tabela1.4">
          <table:table-cell table:style-name="Tabela1.A1" office:value-type="string">
            <text:p text:style-name="P9">Languages</text:p>
          </table:table-cell>
          <table:table-cell table:style-name="Tabela1.A1" office:value-type="string">
            <text:list xml:id="list1729403567" text:style-name="L2">
              <text:list-item>
                <text:p text:style-name="P19">Advanced level in English</text:p>
              </text:list-item>
            </text:list>
            <text:list xml:id="list2144331818" text:style-name="WW8Num3">
              <text:list-item text:start-value="1">
                <text:p text:style-name="P16">Fluency in Brazilian Portuguese (Native language)</text:p>
              </text:list-item>
            </text:list>
          </table:table-cell>
        </table:table-row>
        <table:table-row table:style-name="Tabela1.4">
          <table:table-cell table:style-name="Tabela1.A1" office:value-type="string">
            <text:p text:style-name="P9">Free and Open Source Software</text:p>
          </table:table-cell>
          <table:table-cell table:style-name="Tabela1.A1" office:value-type="string">
            <text:list xml:id="list1253633218" text:continue-numbering="true" text:style-name="WW8Num3">
              <text:list-item>
                <text:p text:style-name="P17">Voluntary in Free and Open Source projects</text:p>
                <text:list>
                  <text:list-item>
                    <text:p text:style-name="P24">Web2py</text:p>
                    <text:list>
                      <text:list-item>
                        <text:p text:style-name="P16">Various patches for improvement and fixes of the project</text:p>
                      </text:list-item>
                    </text:list>
                  </text:list-item>
                  <text:list-item>
                    <text:p text:style-name="P17">PyQt4</text:p>
                    <text:list>
                      <text:list-item>
                        <text:p text:style-name="P16">Conversion of the Qt4/C++ examples to PyQt4</text:p>
                      </text:list-item>
                    </text:list>
                  </text:list-item>
                  <text:list-item>
                    <text:p text:style-name="P17">Plone</text:p>
                    <text:list>
                      <text:list-item>
                        <text:p text:style-name="P16">Fixes in some Plone Collective products</text:p>
                      </text:list-item>
                    </text:list>
                  </text:list-item>
                  <text:list-item>
                    <text:p text:style-name="P17">Translator</text:p>
                    <text:list>
                      <text:list-item>
                        <text:p text:style-name="P16">Gnome, Django, PythonBrasil, QScintilla Pacman, AUR</text:p>
                      </text:list-item>
                    </text:list>
                  </text:list-item>
                  <text:list-item>
                    <text:p text:style-name="P17">Homebrew</text:p>
                  </text:list-item>
                  <text:list-item>
                    <text:p text:style-name="P17">Provy and Cobrateam tools</text:p>
                  </text:list-item>
                  <text:list-item>
                    <text:p text:style-name="P17">Archlinux</text:p>
                    <text:list>
                      <text:list-item>
                        <text:p text:style-name="P16">Developer: Package maintainer</text:p>
                      </text:list-item>
                      <text:list-item>
                        <text:p text:style-name="P16">TU: Package maintainer</text:p>
                      </text:list-item>
                      <text:list-item>
                        <text:p text:style-name="P16">AUR (Package repository) – Developer and translator</text:p>
                      </text:list-item>
                    </text:list>
                  </text:list-item>
                  <text:list-item>
                    <text:p text:style-name="P17">Archlinux–BR</text:p>
                    <text:list>
                      <text:list-item>
                        <text:p text:style-name="P16">One of the projects founders and the first leader</text:p>
                      </text:list-item>
                    </text:list>
                  </text:list-item>
                </text:list>
              </text:list-item>
            </text:list>
          </table:table-cell>
        </table:table-row>
        <text:soft-page-break/>
        <table:table-row table:style-name="Tabela1.4">
          <table:table-cell table:style-name="Tabela1.A1" office:value-type="string">
            <text:p text:style-name="P9">Free and Open Source Software</text:p>
          </table:table-cell>
          <table:table-cell table:style-name="Tabela1.A1" office:value-type="string">
            <text:list xml:id="list781048956" text:continue-numbering="true" text:style-name="WW8Num3">
              <text:list-header>
                <text:p text:style-name="P17">Speaker in the following OpenSource events</text:p>
                <text:list>
                  <text:list-item>
                    <text:p text:style-name="P17">2011 – PythonBrasil</text:p>
                    <text:list>
                      <text:list-item>
                        <text:p text:style-name="P16">Como ser um programador Python melhor / How to be a better Python developer</text:p>
                      </text:list-item>
                    </text:list>
                  </text:list-item>
                  <text:list-item>
                    <text:p text:style-name="P17">2011 – FISL12</text:p>
                    <text:list>
                      <text:list-item>
                        <text:p text:style-name="P16">Canivete suíço do Python (dicas, truques e macetes de Python) // Python <text:s/>Swiss Army Knife: (Python tips and tricks)</text:p>
                      </text:list-item>
                    </text:list>
                  </text:list-item>
                  <text:list-item>
                    <text:p text:style-name="P17">2009 – FLISOLDF/Consegi</text:p>
                    <text:list>
                      <text:list-item>
                        <text:p text:style-name="P16">Workshop about Archlinux</text:p>
                      </text:list-item>
                    </text:list>
                  </text:list-item>
                  <text:list-item>
                    <text:p text:style-name="P17">2009 – FISL10 (International Free Software Forum)</text:p>
                    <text:list>
                      <text:list-item>
                        <text:p text:style-name="P16">Talk about Archlinux e Archlinux-br projects</text:p>
                      </text:list-item>
                      <text:list-item>
                        <text:p text:style-name="P16">Web2py</text:p>
                      </text:list-item>
                    </text:list>
                  </text:list-item>
                  <text:list-item>
                    <text:p text:style-name="P17">2008 – PyconBrasil 4</text:p>
                    <text:list>
                      <text:list-item>
                        <text:p text:style-name="P16">Dicas de otimização para servidores Zope e Plone // Optimization tips for Zope and Plone servers</text:p>
                      </text:list-item>
                    </text:list>
                  </text:list-item>
                  <text:list-item>
                    <text:p text:style-name="P17">2008 – FISL9 – (International Free Software Forum)</text:p>
                    <text:list>
                      <text:list-item>
                        <text:p text:style-name="P16">Archlinux: "Uma distribuição otimizada para i686" // <text:s/>Archlinux: "A distribution optimized for i686"</text:p>
                        <text:p text:style-name="P18">PyQt: "Escrevendo aplicativos em PyQt4" // PyQt4: "Writing applications in PyQt4"</text:p>
                      </text:list-item>
                    </text:list>
                  </text:list-item>
                </text:list>
              </text:list-header>
            </text:list>
          </table:table-cell>
        </table:table-row>
        <table:table-row table:style-name="Tabela1.4">
          <table:table-cell table:style-name="Tabela1.A1" office:value-type="string">
            <text:p text:style-name="P9">Professional Experience</text:p>
          </table:table-cell>
          <table:table-cell table:style-name="Tabela1.A1" office:value-type="string">
            <text:list xml:id="list1599367775" text:continue-numbering="true" text:style-name="WW8Num3">
              <text:list-item>
                <text:p text:style-name="P26">22/07/2013 – T Dispatch GmbH</text:p>
                <text:list>
                  <text:list-item>
                    <text:p text:style-name="P26">SysAdmin</text:p>
                    <text:list>
                      <text:list-item>
                        <text:p text:style-name="P28">Provisioning and configuration of Nginx, Varnish and MongoDB servers – definition of cache policies, replication and load balance strategies.</text:p>
                      </text:list-item>
                      <text:list-item>
                        <text:p text:style-name="P28">Management of company servers in Amazon (AWS)</text:p>
                      </text:list-item>
                      <text:list-item>
                        <text:p text:style-name="P28">Automation of deploy tasks using Fabric and Shell Scrips</text:p>
                      </text:list-item>
                      <text:list-item>
                        <text:p text:style-name="P28">Performance and problems analysis in MongoDB</text:p>
                      </text:list-item>
                    </text:list>
                  </text:list-item>
                  <text:list-item>
                    <text:p text:style-name="P26">Developer</text:p>
                    <text:list>
                      <text:list-item>
                        <text:p text:style-name="P28">Development of new features to the current codebase using Python, MongoDB and Redis (for the company framework called London - which uses a lot of Django codebase)</text:p>
                        <text:p text:style-name="P28">Refactoring of existing code aiming for better performance and maintainability</text:p>
                      </text:list-item>
                    </text:list>
                  </text:list-item>
                </text:list>
                <text:p text:style-name="P26"/>
              </text:list-item>
              <text:list-item>
                <text:p text:style-name="P26">14/11/2011 – 03/07/2013 – EBC (Empresa Brasil de Comunicação)</text:p>
                <text:list>
                  <text:list-item>
                    <text:p text:style-name="P26">Manager of Technical Solutions</text:p>
                    <text:list>
                      <text:list-item>
                        <text:p text:style-name="P28">Responsible for the development of Web and Corporate projects, using these technologies:</text:p>
                        <text:list>
                          <text:list-item>
                            <text:p text:style-name="P28">HTML 5 and CSS 3</text:p>
                          </text:list-item>
                          <text:list-item>
                            <text:p text:style-name="P28">Java: J2EE, Hibernate, Seam, Jboss</text:p>
                          </text:list-item>
                          <text:list-item>
                            <text:p text:style-name="P28">PHP: Wordpress, Drupal, Zend Framework</text:p>
                          </text:list-item>
                          <text:list-item>
                            <text:p text:style-name="P28">Python: Django, Mezzanine, Bottle</text:p>
                          </text:list-item>
                          <text:list-item>
                            <text:p text:style-name="P28">Ruby: Rails, Sinatra</text:p>
                          </text:list-item>
                          <text:list-item>
                            <text:p text:style-name="P28">Node.js</text:p>
                          </text:list-item>
                          <text:list-item>
                            <text:p text:style-name="P28">Scala</text:p>
                          </text:list-item>
                          <text:list-item>
                            <text:p text:style-name="P28">Delphi and Visual Basic</text:p>
                          </text:list-item>
                          <text:list-item>
                            <text:p text:style-name="P28">PostgreSQL and MySQL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26">SysAdmin</text:p>
                    <text:list>
                      <text:list-item>
                        <text:p text:style-name="P28">As the company infrastructure was small, I helped then many times to solve performance, security and scalability issues</text:p>
                      </text:list-item>
                      <text:list-item>
                        <text:p text:style-name="P28">One of the responsible for administering our Akamai CDN, creating new policies and debugging cache issues with Akamai staff</text:p>
                      </text:list-item>
                      <text:list-item>
                        <text:p text:style-name="P28">Nginx and Varnish implementations to improve speed and reliability of the backend servers</text:p>
                      </text:list-item>
                    </text:list>
                  </text:list-item>
                </text:list>
              </text:list-item>
            </text:list>
          </table:table-cell>
        </table:table-row>
        <text:soft-page-break/>
        <table:table-row table:style-name="Tabela1.4">
          <table:table-cell table:style-name="Tabela1.A1" office:value-type="string">
            <text:p text:style-name="P9">Professional Experience</text:p>
          </table:table-cell>
          <table:table-cell table:style-name="Tabela1.A1" office:value-type="string">
            <text:list xml:id="list1711857081" text:style-name="L4">
              <text:list-item>
                <text:p text:style-name="P34">Developer</text:p>
              </text:list-item>
            </text:list>
            <text:list xml:id="list450999673" text:continue-list="list1599367775" text:style-name="WW8Num3">
              <text:list-item>
                <text:list>
                  <text:list-item>
                    <text:list>
                      <text:list-item>
                        <text:p text:style-name="P28">Lead developer helping to improve team skills using agile processes and methodologies like Scrum and XP</text:p>
                      </text:list-item>
                      <text:list-item>
                        <text:p text:style-name="P28">Helped the development team define the best technology to their projects</text:p>
                      </text:list-item>
                      <text:list-item>
                        <text:p text:style-name="P28">Acted as a software architect for some bigger projects, like the our elections project (Which was done in Scala, Node.js, Backbone and Ruby on Rails)</text:p>
                      </text:list-item>
                      <text:list-item>
                        <text:p text:style-name="P28">Software developer for minor projects in Python and Django to solve specific needs of the department</text:p>
                      </text:list-item>
                    </text:list>
                  </text:list-item>
                </text:list>
                <text:p text:style-name="P26"/>
              </text:list-item>
              <text:list-item>
                <text:p text:style-name="P26">26/06/2009 – 14/11/2011 – Dataprev</text:p>
                <text:list>
                  <text:list-item>
                    <text:p text:style-name="P30">Development of portals and systems in Zope/Plone, Django (Python) and Wordpress/Drupal (PHP)</text:p>
                  </text:list-item>
                  <text:list-item>
                    <text:p text:style-name="P30">Developed the company portal using Wordpress and the company Intranet using Drupal 6 and some internal systems using Python and Django</text:p>
                  </text:list-item>
                  <text:list-item>
                    <text:p text:style-name="P30">Acted as a consultant to the company board of directors, helping then with decisions and solving problems that needed a quick solution</text:p>
                  </text:list-item>
                  <text:list-item>
                    <text:p text:style-name="P30">Migration of the portal of Digital Inclusion from Plone 2.5 to Plone 3</text:p>
                  </text:list-item>
                  <text:list-item>
                    <text:p text:style-name="P30">Improvement of the systems of the Digital Inclusion government program using Django e Python</text:p>
                    <text:list>
                      <text:list-item>
                        <text:p text:style-name="P30">Refactoring of large parts of the project aiming for performance</text:p>
                      </text:list-item>
                      <text:list-item>
                        <text:p text:style-name="P28">Responsible for SIATC servers regarding scalability and reliability</text:p>
                        <text:p text:style-name="P28"/>
                      </text:list-item>
                    </text:list>
                  </text:list-item>
                </text:list>
              </text:list-item>
              <text:list-item>
                <text:p text:style-name="P26">13/08/2007 – 23/06/2009 – ThreePointsWeb/Liberiun</text:p>
                <text:list>
                  <text:list-item>
                    <text:p text:style-name="P27">Developer</text:p>
                    <text:list>
                      <text:list-item>
                        <text:p text:style-name="P31">Development of systems and portals in Zope/Plone</text:p>
                      </text:list-item>
                      <text:list-item>
                        <text:p text:style-name="P31">Technical leader of the development team, helping to shape their skills and to improve their knowledge in Zope/Plone</text:p>
                      </text:list-item>
                      <text:list-item>
                        <text:p text:style-name="P31">Development of an internal solution to make a better multimedia platform in Plone</text:p>
                      </text:list-item>
                      <text:list-item>
                        <text:p text:style-name="P31">Development of a impressive cache solution that helped us invalidate content in our portals given a set of rules and what was in the <text:span text:style-name="T3">context</text:span>.</text:p>
                      </text:list-item>
                      <text:list-item>
                        <text:p text:style-name="P31">Various patches to many projects in Plone Collective: PlonePopoll, PloneOntology, ZopeSkel.</text:p>
                      </text:list-item>
                    </text:list>
                  </text:list-item>
                  <text:list-item>
                    <text:p text:style-name="P27">SysAdmin</text:p>
                    <text:list>
                      <text:list-item>
                        <text:p text:style-name="P31">Analisys, project and development of techniques to improve the performance, security and reduce costs of our servers using opensource tools</text:p>
                      </text:list-item>
                      <text:list-item>
                        <text:p text:style-name="P31">Management and implementation of the following services: Bind (DNS), Apache (http), Squid/Varnish, Pound/HaProxy and Zope/Plone.</text:p>
                      </text:list-item>
                      <text:list-item>
                        <text:p text:style-name="P31">Auditor in Sebrae and in Universidade Caixa projects to diagnose and propose solutions for performance, security and bad practices</text:p>
                      </text:list-item>
                    </text:list>
                  </text:list-item>
                  <text:list-item>
                    <text:p text:style-name="P27">Teacher/Writer</text:p>
                    <text:p text:style-name="P27"/>
                  </text:list-item>
                </text:list>
              </text:list-item>
              <text:list-item>
                <text:p text:style-name="P26">03/01/2007 – 31/07/2007 – Paradigma </text:p>
                <text:list>
                  <text:list-item>
                    <text:p text:style-name="P26">Developer</text:p>
                    <text:list>
                      <text:list-item>
                        <text:p text:style-name="P30">Templates customization and creation, new content types using Archetypes and general minor applications</text:p>
                      </text:list-item>
                      <text:list-item>
                        <text:p text:style-name="P32">Improvement of the deployment process making it easier and faster using python, paramiko, shellscript, mysqldb (it was the inception of what we know today as provisioning tools)</text:p>
                      </text:list-item>
                      <text:list-item>
                        <text:p text:style-name="P32">Refactoring of various product parts to make important code improvements</text:p>
                      </text:list-item>
                    </text:list>
                  </text:list-item>
                  <text:list-item>
                    <text:p text:style-name="P33">SysAdmin</text:p>
                    <text:list>
                      <text:list-item>
                        <text:p text:style-name="P32">Apache, FTP, <text:s/>ZEO and Zope/Plone instances, security tests and analysis</text:p>
                      </text:list-item>
                      <text:list-item>
                        <text:p text:style-name="P28">Management of users and permissions and code repositories</text:p>
                      </text:list-item>
                    </text:list>
                  </text:list-item>
                </text:list>
              </text:list-item>
            </text:list>
            <text:p text:style-name="P29"/>
            <text:p text:style-name="P29"/>
          </table:table-cell>
        </table:table-row>
        <text:soft-page-break/>
        <table:table-row>
          <table:table-cell table:style-name="Tabela1.A1" office:value-type="string">
            <text:p text:style-name="P9">Qualifications</text:p>
          </table:table-cell>
          <table:table-cell table:style-name="Tabela1.A1" office:value-type="string">
            <text:list xml:id="list1411328595" text:continue-numbering="true" text:style-name="WW8Num3">
              <text:list-item>
                <text:p text:style-name="P20">Operating Systems</text:p>
              </text:list-item>
            </text:list>
            <text:list xml:id="list2109496018" text:style-name="L3">
              <text:list-item>
                <text:list>
                  <text:list-item>
                    <text:p text:style-name="P21">Windows</text:p>
                  </text:list-item>
                  <text:list-item>
                    <text:p text:style-name="P25">OS X (from a developer point of view)</text:p>
                  </text:list-item>
                  <text:list-item>
                    <text:p text:style-name="P25">GNU/Linux – Deep knowledge of the following distributions:</text:p>
                  </text:list-item>
                </text:list>
              </text:list-item>
            </text:list>
            <text:list xml:id="list1172429797" text:continue-list="list1411328595" text:style-name="WW8Num3">
              <text:list-item>
                <text:list>
                  <text:list-item>
                    <text:p text:style-name="P22">Archlinux, Slackware, Debian, Ubuntu, Red Hat e CentOS</text:p>
                    <text:p text:style-name="P22"/>
                  </text:list-item>
                </text:list>
              </text:list-item>
              <text:list-item>
                <text:p text:style-name="P23">Servers</text:p>
                <text:list>
                  <text:list-item>
                    <text:p text:style-name="P22">Experience with the following services and servers</text:p>
                    <text:list>
                      <text:list-item>
                        <text:p text:style-name="P22">Apache, lighttpd, Nginx/Tengine</text:p>
                      </text:list-item>
                      <text:list-item>
                        <text:p text:style-name="P22">SAMBA</text:p>
                      </text:list-item>
                      <text:list-item>
                        <text:p text:style-name="P22">Squid/Varnish 2/3 (Cache servers)</text:p>
                      </text:list-item>
                      <text:list-item>
                        <text:p text:style-name="P22">Bind (DNS)</text:p>
                      </text:list-item>
                      <text:list-item>
                        <text:p text:style-name="P22">Haproxy, Pound (load balancers)</text:p>
                      </text:list-item>
                      <text:list-item>
                        <text:p text:style-name="P22">Unicorn (Rails) and Gunicorn (Python)</text:p>
                      </text:list-item>
                    </text:list>
                    <text:p text:style-name="P22"/>
                  </text:list-item>
                </text:list>
              </text:list-item>
              <text:list-item>
                <text:p text:style-name="P23">Platforms and Languages</text:p>
                <text:list>
                  <text:list-item>
                    <text:p text:style-name="P22">Python (domain area)</text:p>
                    <text:list>
                      <text:list-item>
                        <text:p text:style-name="P22">Django, Flask, Web2py, Bottle, Zope/Plone</text:p>
                      </text:list-item>
                      <text:list-item>
                        <text:p text:style-name="P22">PyQt (Python+Qt) e PyGtk (Python+GTK)</text:p>
                      </text:list-item>
                      <text:list-item>
                        <text:p text:style-name="P22">Nose, Coverage</text:p>
                      </text:list-item>
                    </text:list>
                  </text:list-item>
                  <text:list-item>
                    <text:p text:style-name="P22">Ruby</text:p>
                    <text:list>
                      <text:list-item>
                        <text:p text:style-name="P22">Ruby and Rails (Medium knowledge)</text:p>
                      </text:list-item>
                    </text:list>
                  </text:list-item>
                  <text:list-item>
                    <text:p text:style-name="P22">PHP</text:p>
                    <text:list>
                      <text:list-item>
                        <text:p text:style-name="P22">Wordpress (as a CMS/framework)</text:p>
                      </text:list-item>
                      <text:list-item>
                        <text:p text:style-name="P22">Drupal 6 and 7</text:p>
                      </text:list-item>
                      <text:list-item>
                        <text:p text:style-name="P22">Laravel (Basic knowledge)</text:p>
                      </text:list-item>
                    </text:list>
                  </text:list-item>
                  <text:list-item>
                    <text:p text:style-name="P22">ShellScript</text:p>
                  </text:list-item>
                  <text:list-item>
                    <text:p text:style-name="P22">Meteor.js</text:p>
                  </text:list-item>
                  <text:list-item>
                    <text:p text:style-name="P22">Node.js (Express, Socket.io) (Basic knowledge)</text:p>
                  </text:list-item>
                  <text:list-item>
                    <text:p text:style-name="P22">C/C++, Java, Go (Basic knowledge)</text:p>
                  </text:list-item>
                  <text:list-item>
                    <text:p text:style-name="P22">Frontend development</text:p>
                    <text:list>
                      <text:list-item>
                        <text:p text:style-name="P22">XHTML / HTML5</text:p>
                      </text:list-item>
                      <text:list-item>
                        <text:p text:style-name="P22">CSS / CSS3 / SASS / LESS</text:p>
                      </text:list-item>
                      <text:list-item>
                        <text:p text:style-name="P22">Javascript / Jquery</text:p>
                      </text:list-item>
                      <text:list-item>
                        <text:p text:style-name="P22">Bower</text:p>
                      </text:list-item>
                    </text:list>
                    <text:p text:style-name="P22"/>
                  </text:list-item>
                </text:list>
              </text:list-item>
              <text:list-item>
                <text:p text:style-name="P23">Databases</text:p>
                <text:list>
                  <text:list-item>
                    <text:p text:style-name="P22"><text:span text:style-name="T2">Relational:</text:span> MySQL, PostgreSQL, Firebird</text:p>
                  </text:list-item>
                  <text:list-item>
                    <text:p text:style-name="P22"><text:span text:style-name="T2">NoSQL:</text:span> MongoDB, Redis</text:p>
                    <text:p text:style-name="P22"/>
                  </text:list-item>
                </text:list>
              </text:list-item>
              <text:list-item>
                <text:p text:style-name="P23">Version Control Systems</text:p>
                <text:list>
                  <text:list-item>
                    <text:p text:style-name="P22">Subversion, CVS, Git, Mercurial, Bazaar</text:p>
                    <text:p text:style-name="P22"/>
                  </text:list-item>
                </text:list>
              </text:list-item>
              <text:list-item>
                <text:p text:style-name="P23">Other qualifications</text:p>
                <text:list>
                  <text:list-item>
                    <text:p text:style-name="P22">Agile project management using Scrum, XP, FDD</text:p>
                  </text:list-item>
                  <text:list-item>
                    <text:p text:style-name="P22">Test Driven Development</text:p>
                  </text:list-item>
                </text:list>
              </text:list-item>
            </text:list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OpenSymbol" svg:font-family="OpenSymbol"/>
    <style:font-face style:name="Ubuntu Mono" svg:font-family="'Ubuntu Mono'" style:font-family-generic="modern" style:font-pitch="fixed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Bitstream Vera Serif" fo:font-size="12pt" fo:language="en" fo:country="US" style:font-name-asian="Bitstream Vera Sans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left="0in" fo:margin-right="-0.25in" fo:margin-top="0in" fo:margin-bottom="0.1528in" style:line-height-at-least="0.1528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5in" fo:margin-right="-0.25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Base_20_de_20_título" style:next-style-name="Text_20_body" style:default-outline-level="1" style:class="text">
      <style:paragraph-properties fo:margin-left="-1.75in" fo:margin-right="-0.25in" fo:margin-top="0.1528in" fo:margin-bottom="0.1528in" fo:text-indent="0in" style:auto-text-indent="false"/>
      <style:text-properties fo:font-size="11pt" fo:letter-spacing="-0.0035in" style:letter-kerning="true" style:font-size-asian="11pt"/>
    </style:style>
    <style:style style:name="Heading_20_2" style:display-name="Heading 2" style:family="paragraph" style:parent-style-name="Base_20_de_20_título" style:next-style-name="Text_20_body" style:default-outline-level="2" style:class="text">
      <style:paragraph-properties fo:margin-top="0.1528in" fo:margin-bottom="0in"/>
      <style:text-properties fo:font-weight="bold" style:font-weight-asian="bold"/>
    </style:style>
    <style:style style:name="Heading_20_3" style:display-name="Heading 3" style:family="paragraph" style:parent-style-name="Base_20_de_20_título" style:next-style-name="Text_20_body" style:default-outline-level="3" style:class="text">
      <style:paragraph-properties fo:margin-top="0in" fo:margin-bottom="0.1528in"/>
      <style:text-properties style:font-name="Times New Roman" fo:font-size="10pt" fo:letter-spacing="-0.0016in" fo:font-style="italic" style:font-size-asian="10pt" style:font-style-asian="italic"/>
    </style:style>
    <style:style style:name="Heading_20_4" style:display-name="Heading 4" style:family="paragraph" style:parent-style-name="Base_20_de_20_título" style:next-style-name="Text_20_body" style:default-outline-level="4" style:class="text">
      <style:paragraph-properties fo:margin-top="0in" fo:margin-bottom="0.1528in"/>
      <style:text-properties fo:font-size="10pt" style:font-size-asian="10pt"/>
    </style:style>
    <style:style style:name="Heading_20_5" style:display-name="Heading 5" style:family="paragraph" style:parent-style-name="Base_20_de_20_título" style:next-style-name="Text_20_body" style:default-outline-level="5" style:class="text"/>
    <style:style style:name="Heading_20_6" style:display-name="Heading 6" style:family="paragraph" style:parent-style-name="Standard" style:next-style-name="Standard" style:default-outline-level="6" style:class="text">
      <style:paragraph-properties fo:margin-left="0in" fo:margin-right="-0.25in" fo:margin-top="0.1665in" fo:margin-bottom="0.0417in" fo:text-indent="0in" style:auto-text-indent="false"/>
      <style:text-properties style:font-name="Arial" fo:font-size="11pt" fo:font-style="italic" style:font-size-asian="11pt" style:font-style-asian="italic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Base_20_de_20_cabeçalho" style:class="extra">
      <style:paragraph-properties style:line-height-at-least="0.1528in"/>
    </style:style>
    <style:style style:name="Footer" style:family="paragraph" style:parent-style-name="Base_20_de_20_cabeçalho" style:class="extra">
      <style:paragraph-properties style:line-height-at-least="0.1528in">
        <style:tab-stops>
          <style:tab-stop style:position="4.75in" style:type="right"/>
        </style:tab-stops>
      </style:paragraph-properties>
      <style:text-properties style:font-name="Arial" fo:font-size="9pt" fo:font-weight="bold" style:font-size-asian="9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Base_20_de_20_título" style:display-name="Base de título" style:family="paragraph" style:parent-style-name="Text_20_body" style:next-style-name="Text_20_body">
      <style:paragraph-properties fo:margin-top="0in" fo:margin-bottom="0in" fo:keep-together="always" fo:keep-with-next="always"/>
      <style:text-properties style:font-name="Arial" fo:font-size="9pt" fo:letter-spacing="-0.0028in" style:font-size-asian="9pt"/>
    </style:style>
    <style:style style:name="Endereço_20_1" style:display-name="Endereço 1" style:family="paragraph" style:parent-style-name="Standard">
      <style:paragraph-properties style:line-height-at-least="0.139in"/>
      <style:text-properties fo:font-size="8pt" style:font-size-asian="8pt"/>
    </style:style>
    <style:style style:name="Endereço_20_2" style:display-name="Endereço 2" style:family="paragraph" style:parent-style-name="Standard">
      <style:paragraph-properties style:line-height-at-least="0.139in"/>
      <style:text-properties fo:font-size="8pt" style:font-size-asian="8pt"/>
    </style:style>
    <style:style style:name="Cidade_2f_Estado" style:display-name="Cidade/Estado" style:family="paragraph" style:parent-style-name="Text_20_body" style:next-style-name="Text_20_body">
      <style:paragraph-properties fo:keep-with-next="always"/>
    </style:style>
    <style:style style:name="Data" style:family="paragraph" style:parent-style-name="Text_20_body">
      <style:paragraph-properties fo:keep-with-next="always"/>
    </style:style>
    <style:style style:name="Título_20_do_20_documento" style:display-name="Título do documento" style:family="paragraph" style:parent-style-name="Standard" style:next-style-name="Standard">
      <style:paragraph-properties fo:margin-left="0in" fo:margin-right="-0.25in" fo:margin-top="0in" fo:margin-bottom="0.1528in" fo:text-indent="0in" style:auto-text-indent="false"/>
      <style:text-properties fo:font-size="24pt" fo:letter-spacing="-0.0138in" style:font-size-asian="24pt"/>
    </style:style>
    <style:style style:name="Base_20_de_20_cabeçalho" style:display-name="Base de cabeçalho" style:family="paragraph" style:parent-style-name="Standard">
      <style:paragraph-properties fo:margin-left="0in" fo:margin-right="-0.25in" fo:text-indent="0in" style:auto-text-indent="false"/>
    </style:style>
    <style:style style:name="Nome" style:family="paragraph" style:parent-style-name="Standard" style:next-style-name="Standard">
      <style:paragraph-properties fo:margin-left="1.5in" fo:margin-right="0.1307in" fo:margin-top="0in" fo:margin-bottom="0.3055in" style:line-height-at-least="0.1665in" fo:text-align="center" style:justify-single-word="false" fo:text-indent="0in" style:auto-text-indent="false">
        <style:tab-stops>
          <style:tab-stop style:position="4.8in"/>
        </style:tab-stops>
      </style:paragraph-properties>
      <style:text-properties fo:font-size="22pt" fo:letter-spacing="-0.0138in" style:font-size-asian="22pt"/>
    </style:style>
    <style:style style:name="Sem_20_título" style:display-name="Sem título" style:family="paragraph" style:parent-style-name="Standard">
      <style:paragraph-properties fo:margin-top="0.0835in" fo:margin-bottom="0in" style:line-height-at-least="0.1945in" fo:padding="0.028in" fo:border="0.0071in solid #ffffff"/>
      <style:text-properties style:text-position="35% 100%" style:font-name="Arial" fo:letter-spacing="-0.0071in" fo:font-weight="bold" style:font-weight-asian="bold"/>
    </style:style>
    <style:style style:name="Subtítulo_20_da_20_seção" style:display-name="Subtítulo da seção" style:family="paragraph" style:parent-style-name="Standard" style:next-style-name="Standard">
      <style:paragraph-properties fo:margin-top="0.0835in" fo:margin-bottom="0in" style:line-height-at-least="0.1945in" fo:background-color="#e5e5e5" fo:padding-left="0.028in" fo:padding-right="0.028in" fo:padding-top="0in" fo:padding-bottom="0.028in" fo:border-left="0.0071in solid #ffffff" fo:border-right="0.0071in solid #ffffff" fo:border-top="none" fo:border-bottom="0.0071in solid #ffffff">
        <style:background-image/>
      </style:paragraph-properties>
      <style:text-properties style:text-position="30% 100%" style:font-name="Arial"/>
    </style:style>
    <style:style style:name="Título_20_da_20_seção" style:display-name="Título da seção" style:family="paragraph" style:parent-style-name="Standard" style:next-style-name="Objetivo">
      <style:paragraph-properties fo:margin-top="0.0193in" fo:margin-bottom="0in" style:line-height-at-least="0.1945in" fo:background-color="#e5e5e5" fo:padding="0.028in" fo:border="0.0071in solid #ffffff" fo:keep-with-next="always">
        <style:background-image/>
      </style:paragraph-properties>
      <style:text-properties style:text-position="35% 100%" style:font-name="Arial" fo:letter-spacing="-0.0071in" fo:font-weight="bold" style:font-weight-asian="bold"/>
    </style:style>
    <style:style style:name="Objetivo" style:family="paragraph" style:parent-style-name="Standard" style:next-style-name="Text_20_body">
      <style:paragraph-properties fo:margin-left="0in" fo:margin-right="-0.25in" fo:margin-top="0.1528in" fo:margin-bottom="0.1528in" style:line-height-at-least="0.1528in" fo:text-indent="0in" style:auto-text-indent="false"/>
    </style:style>
    <style:style style:name="Informações_20_pessoais" style:display-name="Informações pessoais" style:family="paragraph" style:parent-style-name="Standard">
      <style:paragraph-properties fo:margin-top="0.1528in" fo:margin-bottom="0in"/>
    </style:style>
    <style:style style:name="Cargo" style:family="paragraph" style:next-style-name="Standard">
      <style:paragraph-properties fo:margin-top="0in" fo:margin-bottom="0.028in" style:line-height-at-least="0.1528in" fo:orphans="2" fo:widows="2"/>
      <style:text-properties style:use-window-font-color="true" style:font-name="Arial" fo:font-size="10pt" fo:letter-spacing="-0.0071in" fo:language="pt" fo:country="BR" fo:font-weight="bold" style:font-name-asian="Times New Roman" style:font-size-asian="10pt" style:font-weight-asian="bold" style:font-name-complex="Times New Roman" style:font-size-complex="10pt"/>
    </style:style>
    <style:style style:name="Realizações" style:family="paragraph" style:parent-style-name="Text_20_body" style:list-style-name="WW8Num3">
      <style:paragraph-properties fo:margin-left="0in" fo:margin-right="-0.0484in" fo:margin-top="0in" fo:margin-bottom="0.0417in" fo:text-indent="0in" style:auto-text-indent="false"/>
    </style:style>
    <style:style style:name="Nome_20_da_20_empresa_20_2" style:display-name="Nome da empresa 2" style:family="paragraph" style:parent-style-name="Standard" style:next-style-name="Cargo">
      <style:paragraph-properties fo:margin-left="0in" fo:margin-right="-0.25in" fo:margin-top="0.1528in" fo:margin-bottom="0.028in" style:line-height-at-least="0.1528in" fo:text-indent="0in" style:auto-text-indent="false">
        <style:tab-stops>
          <style:tab-stop style:position="1.5in"/>
          <style:tab-stop style:position="4.5in" style:type="right"/>
        </style:tab-stops>
      </style:paragraph-properties>
    </style:style>
    <style:style style:name="Nome_20_da_20_empresa" style:display-name="Nome da empresa" style:family="paragraph" style:parent-style-name="Standard" style:next-style-name="Cargo">
      <style:paragraph-properties fo:margin-left="0in" fo:margin-right="-0.25in" fo:margin-top="0in" fo:margin-bottom="0in" fo:line-height="100%" fo:text-indent="0in" style:auto-text-indent="false">
        <style:tab-stops>
          <style:tab-stop style:position="1.5in"/>
          <style:tab-stop style:position="4.5in" style:type="right"/>
        </style:tab-stops>
      </style:paragraph-properties>
    </style:style>
    <style:style style:name="Instituição" style:family="paragraph" style:parent-style-name="Standard" style:next-style-name="Standard">
      <style:paragraph-properties fo:margin-left="0in" fo:margin-right="-0.25in" fo:margin-top="0.1528in" fo:margin-bottom="0.0417in" style:line-height-at-least="0.1528in" fo:text-indent="0in" style:auto-text-indent="false">
        <style:tab-stops>
          <style:tab-stop style:position="1.5in"/>
          <style:tab-stop style:position="4.5in" style:type="right"/>
        </style:tab-stops>
      </style:paragraph-properties>
    </style:style>
    <style:style style:name="Page_20_Number" style:display-name="Page Number" style:family="text">
      <style:text-properties style:font-name="Arial" fo:font-size="9pt" fo:font-weight="bold" style:font-size-asian="9pt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fo:language="en" fo:country="US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Emphasis" style:family="text">
      <style:text-properties style:font-name="Arial" fo:font-size="9pt" fo:letter-spacing="-0.0055in" fo:font-weight="bold" style:font-size-asian="9pt" style:font-weight-asian="bold"/>
    </style:style>
    <style:style style:name="WW8Num2z0" style:family="text">
      <style:text-properties style:font-name="Symbol"/>
    </style:style>
    <style:style style:name="WW8Num3z0" style:family="text">
      <style:text-properties style:font-name="Wingdings"/>
    </style:style>
    <style:style style:name="WW8Num4z0" style:family="text">
      <style:text-properties style:font-name="Symbol" fo:font-size="11pt" style:font-size-asian="11pt"/>
    </style:style>
    <style:style style:name="WW8NumSt1z0" style:family="text">
      <style:text-properties style:font-name="Wingdings" fo:font-size="6pt" style:font-size-asian="6pt"/>
    </style:style>
    <style:style style:name="WW8NumSt2z0" style:family="text">
      <style:text-properties style:font-name="Wingdings" fo:font-size="6pt" style:font-size-asian="6pt"/>
    </style:style>
    <style:style style:name="WW8NumSt3z0" style:family="text">
      <style:text-properties style:font-name="Wingdings" fo:font-size="6pt" style:font-size-asian="6pt"/>
    </style:style>
    <style:style style:name="WW8NumSt4z0" style:family="text">
      <style:text-properties style:font-name="Wingdings" fo:font-size="6pt" style:font-size-asian="6pt"/>
    </style:style>
    <style:style style:name="WW8NumSt5z0" style:family="text">
      <style:text-properties style:font-name="Wingdings" fo:font-size="6pt" style:font-size-asian="6pt"/>
    </style:style>
    <style:style style:name="WW8NumSt6z0" style:family="text">
      <style:text-properties style:font-name="Wingdings" fo:font-size="6pt" style:font-size-asian="6pt"/>
    </style:style>
    <style:style style:name="WW8NumSt7z0" style:family="text">
      <style:text-properties style:font-name="Wingdings" fo:font-size="6pt" style:font-size-asian="6pt"/>
    </style:style>
    <style:style style:name="WW8NumSt8z0" style:family="text">
      <style:text-properties style:font-name="Wingdings" fo:font-size="6pt" style:font-size-asian="6pt"/>
    </style:style>
    <style:style style:name="WW8NumSt9z0" style:family="text">
      <style:text-properties style:font-name="Wingdings" fo:font-size="6pt" style:font-size-asian="6pt"/>
    </style:style>
    <style:style style:name="WW8NumSt10z0" style:family="text">
      <style:text-properties style:font-name="Wingdings" fo:font-size="6pt" style:font-size-asian="6pt"/>
    </style:style>
    <style:style style:name="WW8NumSt11z0" style:family="text">
      <style:text-properties style:font-name="Wingdings" fo:font-size="6pt" style:font-size-asian="6pt"/>
    </style:style>
    <style:style style:name="WW8NumSt12z0" style:family="text">
      <style:text-properties style:font-name="Wingdings" fo:font-size="6pt" style:font-size-asian="6pt"/>
    </style:style>
    <style:style style:name="WW8NumSt13z0" style:family="text">
      <style:text-properties style:font-name="Wingdings" fo:font-size="6pt" style:font-size-asian="6pt"/>
    </style:style>
    <style:style style:name="WW8NumSt14z0" style:family="text">
      <style:text-properties style:font-name="Wingdings" fo:font-size="6pt" style:font-size-asian="6pt"/>
    </style:style>
    <style:style style:name="WW8NumSt15z0" style:family="text">
      <style:text-properties style:font-name="Wingdings" fo:font-size="6pt" style:font-size-asian="6pt"/>
    </style:style>
    <style:style style:name="WW8NumSt16z0" style:family="text">
      <style:text-properties style:font-name="Wingdings" fo:font-size="6pt" style:font-size-asian="6pt"/>
    </style:style>
    <style:style style:name="WW8NumSt17z0" style:family="text">
      <style:text-properties style:font-name="Wingdings" fo:font-size="6pt" style:font-size-asian="6pt"/>
    </style:style>
    <style:style style:name="WW8NumSt18z0" style:family="text">
      <style:text-properties style:font-name="Wingdings" fo:font-size="6pt" style:font-size-asian="6pt"/>
    </style:style>
    <style:style style:name="WW8NumSt19z0" style:family="text">
      <style:text-properties style:font-name="Wingdings" fo:font-size="6pt" style:font-size-asian="6pt"/>
    </style:style>
    <style:style style:name="WW8NumSt20z0" style:family="text">
      <style:text-properties style:font-name="Wingdings" fo:font-size="6pt" style:font-size-asian="6pt"/>
    </style:style>
    <style:style style:name="WW8NumSt21z0" style:family="text">
      <style:text-properties style:font-name="Wingdings" fo:font-size="6pt" style:font-size-asian="6pt"/>
    </style:style>
    <style:style style:name="WW8NumSt22z0" style:family="text">
      <style:text-properties style:font-name="Wingdings" fo:font-size="6pt" style:font-size-asian="6pt"/>
    </style:style>
    <style:style style:name="WW8NumSt23z0" style:family="text">
      <style:text-properties style:font-name="Wingdings" fo:font-size="6pt" style:font-size-asian="6pt"/>
    </style:style>
    <style:style style:name="WW8NumSt24z0" style:family="text">
      <style:text-properties style:font-name="Wingdings" fo:font-size="6pt" style:font-size-asian="6pt"/>
    </style:style>
    <style:style style:name="WW8NumSt25z0" style:family="text">
      <style:text-properties style:font-name="Wingdings" fo:font-size="6pt" style:font-size-asian="6pt"/>
    </style:style>
    <style:style style:name="WW8NumSt26z0" style:family="text">
      <style:text-properties style:font-name="Wingdings" fo:font-size="6pt" style:font-size-asian="6pt"/>
    </style:style>
    <style:style style:name="WW8NumSt27z0" style:family="text">
      <style:text-properties style:font-name="Wingdings" fo:font-size="6pt" style:font-size-asian="6pt"/>
    </style:style>
    <style:style style:name="WW8NumSt28z0" style:family="text">
      <style:text-properties style:font-name="Wingdings" fo:font-size="6pt" style:font-size-asian="6pt"/>
    </style:style>
    <style:style style:name="WW8NumSt29z0" style:family="text">
      <style:text-properties style:font-name="Wingdings" fo:font-size="6pt" style:font-size-asian="6pt"/>
    </style:style>
    <style:style style:name="WW8NumSt30z0" style:family="text">
      <style:text-properties style:font-name="Wingdings" fo:font-size="6pt" style:font-size-asian="6pt"/>
    </style:style>
    <style:style style:name="WW8NumSt31z0" style:family="text">
      <style:text-properties style:font-name="Wingdings" fo:font-size="6pt" style:font-size-asian="6pt"/>
    </style:style>
    <style:style style:name="WW8NumSt32z0" style:family="text">
      <style:text-properties style:font-name="Wingdings" fo:font-size="6pt" style:font-size-asian="6pt"/>
    </style:style>
    <style:style style:name="WW8NumSt33z0" style:family="text">
      <style:text-properties style:font-name="Wingdings" fo:font-size="6pt" style:font-size-asian="6pt"/>
    </style:style>
    <style:style style:name="WW8NumSt34z0" style:family="text">
      <style:text-properties style:font-name="Wingdings" fo:font-size="6pt" style:font-size-asian="6pt"/>
    </style:style>
    <style:style style:name="WW8NumSt35z0" style:family="text">
      <style:text-properties style:font-name="Wingdings" fo:font-size="6pt" style:font-size-asian="6pt"/>
    </style:style>
    <style:style style:name="WW8NumSt36z0" style:family="text">
      <style:text-properties style:font-name="Wingdings" fo:font-size="6pt" style:font-size-asian="6pt"/>
    </style:style>
    <style:style style:name="WW8NumSt37z0" style:family="text">
      <style:text-properties style:font-name="Wingdings" fo:font-size="6pt" style:font-size-asian="6pt"/>
    </style:style>
    <style:style style:name="WW8NumSt38z0" style:family="text">
      <style:text-properties style:font-name="Wingdings" fo:font-size="6pt" style:font-size-asian="6pt"/>
    </style:style>
    <style:style style:name="WW8NumSt39z0" style:family="text">
      <style:text-properties style:font-name="Wingdings" fo:font-size="6pt" style:font-size-asian="6pt"/>
    </style:style>
    <style:style style:name="WW8NumSt40z0" style:family="text">
      <style:text-properties style:font-name="Wingdings" fo:font-size="6pt" style:font-size-asian="6pt"/>
    </style:style>
    <style:style style:name="WW8NumSt41z0" style:family="text">
      <style:text-properties style:font-name="Wingdings" fo:font-size="6pt" style:font-size-asian="6pt"/>
    </style:style>
    <style:style style:name="WW8NumSt42z0" style:family="text">
      <style:text-properties style:font-name="Wingdings" fo:font-size="6pt" style:font-size-asian="6pt"/>
    </style:style>
    <style:style style:name="WW8NumSt44z0" style:family="text">
      <style:text-properties style:font-name="Arial" fo:font-size="11pt" style:font-size-asian="11pt"/>
    </style:style>
    <style:style style:name="WW8NumSt45z0" style:family="text">
      <style:text-properties style:font-name="Arial" fo:font-size="11pt" style:font-size-asian="11pt"/>
    </style:style>
    <style:style style:name="WW8NumSt46z0" style:family="text">
      <style:text-properties style:font-name="Arial" fo:font-size="11pt" style:font-size-asian="11pt"/>
    </style:style>
    <style:style style:name="WW8NumSt47z0" style:family="text">
      <style:text-properties style:font-name="Arial" fo:font-size="11pt" style:font-size-asian="11pt"/>
    </style:style>
    <style:style style:name="WW8NumSt48z0" style:family="text">
      <style:text-properties style:font-name="Arial" fo:font-size="11pt" style:font-size-asian="11pt"/>
    </style:style>
    <style:style style:name="Fonte_20_parág._20_padrão" style:display-name="Fonte parág. padrão" style:family="text"/>
    <style:style style:name="Função" style:family="text" style:parent-style-name="Fonte_20_parág._20_padrão"/>
    <style:style style:name="Ênfase_20_com_20_orientação" style:display-name="Ênfase com orientação" style:family="text">
      <style:text-properties style:font-name="Arial" fo:font-size="9pt" fo:letter-spacing="-0.0055in" fo:font-weight="bold" style:font-size-asian="9pt" style:font-weight-asian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bullet text:level="1" text:style-name="Bullet_20_Symbols" style:num-suffix="." text:bullet-char="•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1701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1in" fo:margin-bottom="1in" fo:margin-left="0.6043in" fo:margin-right="0.5902in" style:writing-mode="lr-tb" style:layout-grid-color="#c0c0c0" style:layout-grid-lines="38" style:layout-grid-base-height="0.139in" style:layout-grid-ruby-height="0.111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10</meta:generator>
    <dc:title>Assistente de currículo</dc:title>
    <meta:initial-creator>user001</meta:initial-creator>
    <meta:creation-date>2002-12-13T02:28:00</meta:creation-date>
    <dc:date>2013-10-08T16:29:07</dc:date>
    <meta:print-date>2003-11-18T14:34:00</meta:print-date>
    <dc:language>pt-BR</dc:language>
    <meta:editing-cycles>360</meta:editing-cycles>
    <meta:editing-duration>PT30H38M57S</meta:editing-duration>
    <meta:document-statistic meta:table-count="1" meta:image-count="0" meta:object-count="0" meta:page-count="4" meta:paragraph-count="161" meta:word-count="1249" meta:character-count="7637"/>
    <meta:user-defined meta:name="Info 1"/>
    <meta:user-defined meta:name="Info 2"/>
    <meta:user-defined meta:name="Info 3"/>
    <meta:user-defined meta:name="Info 4"/>
    <meta:user-defined meta:name="Resume Post Wizard Balloon">0</meta:user-defined>
    <meta:user-defined meta:name="iResumeStyle">1</meta:user-defined>
  </office:meta>
</office:document-meta>
</file>